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c7c00" draw:fill="solid" draw:fill-color="#e3e300" draw:textarea-horizontal-align="justify" draw:textarea-vertical-align="top" draw:auto-grow-height="false" fo:min-height="2.336cm" fo:min-width="7.12cm"/>
      <style:paragraph-properties style:writing-mode="lr-tb"/>
    </style:style>
    <style:style style:name="gr2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666cm" fo:min-width="6.612cm"/>
      <style:paragraph-properties style:writing-mode="lr-tb"/>
    </style:style>
    <style:style style:name="gr3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666cm" fo:min-width="7.374cm"/>
      <style:paragraph-properties style:writing-mode="lr-tb"/>
    </style:style>
    <style:style style:name="gr4" style:family="graphic" style:parent-style-name="standard">
      <style:graphic-properties svg:stroke-color="#7c7c00" draw:fill="solid" draw:fill-color="#e3e300" draw:textarea-horizontal-align="justify" draw:textarea-vertical-align="top" draw:auto-grow-height="false" fo:min-height="1.004cm" fo:min-width="7.42cm"/>
      <style:paragraph-properties style:writing-mode="lr-tb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04cm" fo:min-width="0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658cm" fo:min-width="7.374cm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color="#000000" draw:fill="solid" draw:textarea-vertical-align="middle"/>
    </style:style>
    <style:style style:name="gr9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612cm" fo:min-width="7.374cm"/>
      <style:paragraph-properties style:writing-mode="lr-tb"/>
    </style:style>
    <style:style style:name="gr1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7c7c00" draw:fill="solid" draw:fill-color="#e3e300" draw:textarea-horizontal-align="justify" draw:textarea-vertical-align="top" draw:auto-grow-height="false" fo:min-height="2.29cm" fo:min-width="7.12cm"/>
      <style:paragraph-properties style:writing-mode="lr-tb"/>
    </style:style>
    <style:style style:name="gr12" style:family="graphic" style:parent-style-name="standard">
      <style:graphic-properties svg:stroke-color="#7c7c00" draw:fill="solid" draw:fill-color="#e3e300" draw:textarea-horizontal-align="justify" draw:textarea-vertical-align="top" draw:auto-grow-height="false" fo:min-height="1.02cm" fo:min-width="7.12cm"/>
      <style:paragraph-properties style:writing-mode="lr-tb"/>
    </style:style>
    <style:style style:name="gr13" style:family="graphic" style:parent-style-name="standard">
      <style:graphic-properties svg:stroke-color="#7c7c00" draw:fill="solid" draw:fill-color="#e3e300" draw:textarea-horizontal-align="justify" draw:textarea-vertical-align="top" draw:auto-grow-height="false" fo:min-height="1.782cm" fo:min-width="7.42cm"/>
      <style:paragraph-properties style:writing-mode="lr-tb"/>
    </style:style>
    <style:style style:name="gr14" style:family="graphic" style:parent-style-name="standard">
      <style:graphic-properties svg:stroke-color="#7c7c00" draw:fill="solid" draw:fill-color="#e3e300" draw:textarea-horizontal-align="justify" draw:textarea-vertical-align="top" draw:auto-grow-height="false" fo:min-height="1.02cm" fo:min-width="7.42cm"/>
      <style:paragraph-properties style:writing-mode="lr-tb"/>
    </style:style>
    <style:style style:name="gr15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766cm" fo:min-width="7.374cm"/>
      <style:paragraph-properties style:writing-mode="lr-tb"/>
    </style:style>
    <style:style style:name="gr16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2.036cm" fo:min-width="7.374cm"/>
      <style:paragraph-properties style:writing-mode="lr-tb"/>
    </style:style>
    <style:style style:name="gr17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0.766cm" fo:min-width="6.612cm"/>
      <style:paragraph-properties style:writing-mode="lr-tb"/>
    </style:style>
    <style:style style:name="gr18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2.036cm" fo:min-width="6.612cm"/>
      <style:paragraph-properties style:writing-mode="lr-tb"/>
    </style:style>
    <style:style style:name="gr19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528cm" fo:min-width="7.374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e3e300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d0d0d0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e3e300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d0d0d0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d0d0d0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62cm" svg:height="2.586cm" svg:x="4.318cm" svg:y="1.686cm">
          <text:p text:style-name="P1"><text:span text:style-name="T1">+ start_time</text:span></text:p>
          <text:p text:style-name="P1"><text:span text:style-name="T1">+ end_time</text:span></text:p>
          <text:p text:style-name="P1"><text:span text:style-name="T1">+ time</text:span></text:p>
          <text:p text:style-name="P1"><text:span text:style-name="T1">+ time_discretization_step_size</text:span></text:p>
          <text:p text:style-name="P1"><text:span text:style-name="T1">+ is_round_to_discretization_step_size 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112cm" svg:height="0.916cm" svg:x="9.398cm" svg:y="8.228cm">
          <text:p text:style-name="P3"><text:span text:style-name="T3">AdaptiveTimeStepper</text:span></text:p>
          <text:p text:style-name="P3"><text:span text:style-name="T4"/></text:p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874cm" svg:height="0.916cm" svg:x="0.762cm" svg:y="8.228cm">
          <text:p text:style-name="P3"><text:span text:style-name="T3">FixedTimeStepper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92cm" svg:height="1.254cm" svg:x="19.304cm" svg:y="0.47cm">
          <text:p text:style-name="P3"><text:span text:style-name="T5">&lt;&lt;</text:span><text:span text:style-name="T6">Abstract</text:span><text:span text:style-name="T5">&gt;&gt;</text:span></text:p>
          <text:p text:style-name="P3"><text:span text:style-name="T3">StepSizeAlgorithm</text:span></text:p>
          <text:p text:style-name="P3"><text:span text:style-name="T4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2cm" svg:height="0.508cm" svg:x="16.51cm" svg:y="9.3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17.272cm" svg:y1="9.598cm" svg:x2="18.034cm" svg:y2="9.598cm">
          <text:p/>
        </draw:line>
        <draw:custom-shape draw:style-name="gr7" draw:text-style-name="P4" draw:layer="layout" svg:width="7.874cm" svg:height="0.908cm" svg:x="19.304cm" svg:y="6.258cm">
          <text:p text:style-name="P3"><text:span text:style-name="T3"><text:s/></text:span><text:span text:style-name="T3">VelocityBasedStepSizeAlgorithm</text:span></text:p>
          <text:p text:style-name="P3"><text:span text:style-name="T4"/></text:p>
          <text:p text:style-name="P1"><text:span text:style-name="T1"/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7.988cm" svg:y1="0.778cm" svg:x2="19.258cm" svg:y2="0.778cm">
          <text:p/>
        </draw:line>
        <draw:line draw:style-name="gr6" draw:text-style-name="P7" draw:layer="layout" svg:x1="18.034cm" svg:y1="9.598cm" svg:x2="18.034cm" svg:y2="0.778cm">
          <text:p/>
        </draw:line>
        <draw:line draw:style-name="gr8" draw:text-style-name="P7" draw:layer="layout" svg:x1="23.214cm" svg:y1="6.258cm" svg:x2="23.214cm" svg:y2="5.096cm">
          <text:p/>
        </draw:line>
        <draw:line draw:style-name="gr8" draw:text-style-name="P7" draw:layer="layout" svg:x1="23.214cm" svg:y1="11.684cm" svg:x2="23.214cm" svg:y2="10.622cm">
          <text:p/>
        </draw:line>
        <draw:custom-shape draw:style-name="gr9" draw:text-style-name="P4" draw:layer="layout" svg:width="7.874cm" svg:height="0.862cm" svg:x="19.304cm" svg:y="11.738cm">
          <text:p text:style-name="P3"><text:span text:style-name="T3">DensityBasedStepSizeAlgorithm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0.762cm" svg:height="0.508cm" svg:x="22.86cm" svg:y="5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0.762cm" svg:height="0.508cm" svg:x="22.86cm" svg:y="10.5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7" draw:layer="layout" svg:x1="6.45cm" svg:y1="8.228cm" svg:x2="6.45cm" svg:y2="6.866cm">
          <text:p/>
        </draw:line>
        <draw:custom-shape draw:style-name="gr10" draw:text-style-name="P9" draw:layer="layout" svg:width="0.762cm" svg:height="0.508cm" svg:x="6.096cm" svg:y="6.8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7" draw:layer="layout" svg:x1="10.514cm" svg:y1="8.228cm" svg:x2="10.514cm" svg:y2="6.866cm">
          <text:p/>
        </draw:line>
        <draw:custom-shape draw:style-name="gr10" draw:text-style-name="P9" draw:layer="layout" svg:width="0.762cm" svg:height="0.508cm" svg:x="10.16cm" svg:y="6.8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7.62cm" svg:height="2.54cm" svg:x="4.318cm" svg:y="4.272cm">
          <text:p text:style-name="P1"><text:span text:style-name="T1"># abstract methods <text:s text:c="5"/></text:span></text:p>
          <text:p text:style-name="P1"><text:span text:style-name="T1">+ forward_time(self, *args) </text:span></text:p>
          <text:p text:style-name="P1"><text:span text:style-name="T1">+ get_next_time(self, sensor_data)</text:span></text:p>
          <text:p text:style-name="P1"><text:span text:style-name="T1"># methods </text:span></text:p>
          <text:p text:style-name="P1"><text:span text:style-name="T1">+ round_value(self, value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62cm" svg:height="1.27cm" svg:x="4.318cm" svg:y="0.416cm">
          <text:p text:style-name="P3"><text:span text:style-name="T5">&lt;&lt;</text:span><text:span text:style-name="T6">Abstract</text:span><text:span text:style-name="T5">&gt;&gt;</text:span></text:p>
          <text:p text:style-name="P3"><text:span text:style-name="T3">TimeStepper</text:span></text:p>
          <text:p text:style-name="P3"><text:span text:style-name="T4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.92cm" svg:height="2.032cm" svg:x="19.304cm" svg:y="1.724cm">
          <text:p text:style-name="P1"><text:span text:style-name="T1">+ current_step_size</text:span></text:p>
          <text:p text:style-name="P1"><text:span text:style-name="T1">+ next_step_size </text:span></text:p>
          <text:p text:style-name="P1"><text:span text:style-name="T1">+ min_step_size </text:span></text:p>
          <text:p text:style-name="P1"><text:span text:style-name="T1">+ max_step_siz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92cm" svg:height="1.27cm" svg:x="19.304cm" svg:y="3.756cm">
          <text:p text:style-name="P1"><text:span text:style-name="T1"># abstract methods <text:s text:c="5"/></text:span></text:p>
          <text:p text:style-name="P1"><text:span text:style-name="T1">+ get_next_step_size(self, sensor_data)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7.874cm" svg:height="1.016cm" svg:x="0.762cm" svg:y="9.144cm">
          <text:p text:style-name="P1"><text:span text:style-name="T1">+ time_step_size</text:span></text:p>
          <text:p text:style-name="P1"><text:span text:style-name="T2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7.874cm" svg:height="2.286cm" svg:x="0.762cm" svg:y="10.16cm">
          <text:p text:style-name="P1"><text:span text:style-name="T1"># methods <text:s text:c="5"/></text:span></text:p>
          <text:p text:style-name="P1"><text:span text:style-name="T1">+ forward_time(self, *args) </text:span></text:p>
          <text:p text:style-name="P1"><text:span text:style-name="T1">+ get_next_time(self, sensor_data = None)</text:span></text:p>
          <text:p text:style-name="P1"><text:span text:style-name="T1">+ set_time_step_size(self, time_step_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7.112cm" svg:height="1.016cm" svg:x="9.398cm" svg:y="9.144cm">
          <text:p text:style-name="P11"><text:span text:style-name="T1"># no additional member variab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112cm" svg:height="2.286cm" svg:x="9.398cm" svg:y="10.16cm">
          <text:p text:style-name="P1"><text:span text:style-name="T1"># methods </text:span></text:p>
          <text:p text:style-name="P8"><text:span text:style-name="T1">+ forward_time(self, *args) </text:span></text:p>
          <text:p text:style-name="P1"><text:span text:style-name="T1">+ get_next_time(self, sensor_data)</text:span></text:p>
          <text:p text:style-name="P1"><text:span text:style-name="T1">+ set_algorithm(self, algorithm) <text:s text:c="4"/>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7.874cm" svg:height="2.286cm" svg:x="19.304cm" svg:y="8.182cm">
          <text:p text:style-name="P1"><text:span text:style-name="T1"># methods</text:span></text:p>
          <text:p text:style-name="P1"><text:span text:style-name="T7">+ </text:span><text:span text:style-name="T1">get_next_step_size(self, sensor_data)</text:span><text:span text:style-name="T2"> <text:s text:c="3"/></text:span></text:p>
          <text:p text:style-name="P1"><text:span text:style-name="T1">+ get_min_velocity(self, velocity)</text:span></text:p>
          <text:p text:style-name="P1"><text:span text:style-name="T1">+ get_step_size_for_velocity(self, velocity)</text:span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7.874cm" svg:height="1.016cm" svg:x="19.304cm" svg:y="7.166cm">
          <text:p text:style-name="P1"><text:span text:style-name="T1">+ factor 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7.874cm" svg:height="1.778cm" svg:x="19.304cm" svg:y="13.616cm">
          <text:p text:style-name="P1"><text:span text:style-name="T1"># methods</text:span></text:p>
          <text:p text:style-name="P1"><text:span text:style-name="T7">+ </text:span><text:span text:style-name="T1">get_next_step_size(self, sensor_data)</text:span><text:span text:style-name="T2"> <text:s text:c="3"/></text:span></text:p>
          <text:p text:style-name="P1"><text:span text:style-name="T1">+ map_density_to_velocity(self, densiti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7.874cm" svg:height="1.016cm" svg:x="19.304cm" svg:y="12.6cm">
          <text:p text:style-name="P1"><text:span text:style-name="T1"># no additional member variab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4T09:40:10.814793220</meta:creation-date>
    <dc:date>2023-09-04T10:53:05.602073992</dc:date>
    <meta:editing-duration>PT46M55S</meta:editing-duration>
    <meta:editing-cycles>19</meta:editing-cycles>
    <meta:generator>LibreOffice/6.4.7.2$Linux_X86_64 LibreOffice_project/40$Build-2</meta:generator>
    <meta:document-statistic meta:object-count="53"/>
  </office:meta>
</office:document-meta>
</file>